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49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7_modecoupling_frequency" table:style-name="ta1">
        <table:shapes>
          <draw:frame draw:z-index="0" draw:style-name="gr1" draw:text-style-name="P1" svg:width="453.94pt" svg:height="255.66pt" svg:x="541.93pt" svg:y="1341.89pt">
            <loext:p draw:notify-on-update-of-ranges="7_modecoupling_frequency.B93:7_modecoupling_frequency.B110 7_modecoupling_frequency.C93:7_modecoupling_frequency.C1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z in mm</text:p>
          </table:table-cell>
          <table:table-cell office:value-type="string" calcext:value-type="string">
            <text:p>x in mm +- .010 mm</text:p>
          </table:table-cell>
          <table:table-cell office:value-type="string" calcext:value-type="string">
            <text:p>I in mW +- 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5.7" calcext:value-type="float">
            <text:p>15.7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5.6" calcext:value-type="float">
            <text:p>15.6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.3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1" calcext:value-type="float">
            <text:p>15.1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" calcext:value-type="float">
            <text:p>14.9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8" calcext:value-type="float">
            <text:p>14.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.2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1" calcext:value-type="float">
            <text:p>14.1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.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.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2" calcext:value-type="float">
            <text:p>15.2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9" calcext:value-type="float">
            <text:p>14.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8" calcext:value-type="float">
            <text:p>14.8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.7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6" calcext:value-type="float">
            <text:p>14.6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.4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2" calcext:value-type="float">
            <text:p>14.2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1" calcext:value-type="float">
            <text:p>14.1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9" calcext:value-type="float">
            <text:p>13.9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.7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6" calcext:value-type="float">
            <text:p>13.6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.5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4" calcext:value-type="float">
            <text:p>13.4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3" calcext:value-type="float">
            <text:p>13.3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2" calcext:value-type="float">
            <text:p>13.2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1" calcext:value-type="float">
            <text:p>13.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9" calcext:value-type="float">
            <text:p>12.9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8" calcext:value-type="float">
            <text:p>12.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6" calcext:value-type="float">
            <text:p>1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5" calcext:value-type="float">
            <text:p>12.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7" calcext:value-type="float">
            <text:p>14.7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6" calcext:value-type="float">
            <text:p>14.6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5" calcext:value-type="float">
            <text:p>14.5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4" calcext:value-type="float">
            <text:p>14.4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2" calcext:value-type="float">
            <text:p>14.2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1" calcext:value-type="float">
            <text:p>14.1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9" calcext:value-type="float">
            <text:p>13.9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7" calcext:value-type="float">
            <text:p>13.7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6" calcext:value-type="float">
            <text:p>13.6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5" calcext:value-type="float">
            <text:p>13.5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4" calcext:value-type="float">
            <text:p>13.4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3" calcext:value-type="float">
            <text:p>13.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2" calcext:value-type="float">
            <text:p>13.2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1" calcext:value-type="float">
            <text:p>13.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9" calcext:value-type="float">
            <text:p>12.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8" calcext:value-type="float">
            <text:p>12.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6" calcext:value-type="float">
            <text:p>12.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2" calcext:value-type="float">
            <text:p>14.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1" calcext:value-type="float">
            <text:p>14.1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9" calcext:value-type="float">
            <text:p>13.9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8" calcext:value-type="float">
            <text:p>13.8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7" calcext:value-type="float">
            <text:p>13.7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6" calcext:value-type="float">
            <text:p>13.6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5" calcext:value-type="float">
            <text:p>13.5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4" calcext:value-type="float">
            <text:p>13.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3" calcext:value-type="float">
            <text:p>13.3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2" calcext:value-type="float">
            <text:p>13.2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1" calcext:value-type="float">
            <text:p>13.1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9" calcext:value-type="float">
            <text:p>12.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8" calcext:value-type="float">
            <text:p>1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7" calcext:value-type="float">
            <text:p>12.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6" calcext:value-type="float">
            <text:p>12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0:45:12.330219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date>2016-06-13T15:09:10.073035772</dc:date>
    <meta:editing-duration>PT18H59M36S</meta:editing-duration>
    <meta:editing-cycles>19</meta:editing-cycles>
    <meta:document-statistic meta:table-count="1" meta:cell-count="3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2cm" xlink:href=".." xlink:type="simple" chart:class="chart:scatter" chart:style-name="ch1">
        <chart:legend chart:legend-position="end" svg:x="13.752cm" svg:y="4.171cm" style:legend-expansion="high" chart:style-name="ch2"/>
        <chart:plot-area chart:style-name="ch3" table:cell-range-address="7_modecoupling_frequency.B93:7_modecoupling_frequency.C110" svg:x="0.32cm" svg:y="0.18cm" svg:width="13.112cm" svg:height="8.66cm">
          <chartooo:coordinate-region svg:x="0.941cm" svg:y="0.419cm" svg:width="12.159cm" svg:height="7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7_modecoupling_frequency.C93:7_modecoupling_frequency.C110" chart:class="chart:scatter">
            <chart:domain table:cell-range-address="7_modecoupling_frequency.B93:7_modecoupling_frequency.B110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2">
                <text:p>14.2</text:p>
                <draw:g>
                  <svg:desc>7_modecoupling_frequency.B93:7_modecoupling_frequency.B110</svg:desc>
                </draw:g>
              </table:table-cell>
              <table:table-cell office:value-type="float" office:value="67.5">
                <text:p>67.5</text:p>
                <draw:g>
                  <svg:desc>7_modecoupling_frequency.C93:7_modecoupling_frequency.C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">
                <text:p>14.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9">
                <text:p>13.9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8">
                <text:p>13.8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">
                <text:p>13.7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">
                <text:p>13.6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5">
                <text:p>13.5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4">
                <text:p>13.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3">
                <text:p>13.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">
                <text:p>13.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1">
                <text:p>13.1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">
                <text:p>12.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8">
                <text:p>1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7">
                <text:p>12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">
                <text:p>12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5">
                <text:p>12.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